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text-indent="0in" style:auto-text-indent="false" style:writing-mode="lr-tb"/>
      <style:text-properties loext:padding="0in" loext:border="none"/>
    </style:style>
    <style:style style:name="P2" style:family="paragraph" style:parent-style-name="Preformatted_20_Text">
      <style:paragraph-properties fo:text-align="start" style:justify-single-word="false" style:writing-mode="lr-tb"/>
      <style:text-properties loext:padding="0in" loext:border="none"/>
    </style:style>
    <style:style style:name="P3" style:family="paragraph" style:parent-style-name="Preformatted_20_Text">
      <style:paragraph-properties fo:text-align="start" style:justify-single-word="false" style:writing-mode="lr-tb"/>
    </style:style>
    <style:style style:name="P4" style:family="paragraph" style:parent-style-name="Preformatted_20_Text">
      <style:paragraph-properties fo:text-align="start" style:justify-single-word="false" style:writing-mode="lr-tb"/>
      <style:text-properties officeooo:rsid="00168ec2" officeooo:paragraph-rsid="00168ec2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weight="normal" officeooo:rsid="00171ae3" officeooo:paragraph-rsid="00171ae3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 style:writing-mode="lr-tb"/>
      <style:text-properties officeooo:rsid="00171ae3" officeooo:paragraph-rsid="00171ae3"/>
    </style:style>
    <style:style style:name="P7" style:family="paragraph" style:parent-style-name="Preformatted_20_Text">
      <style:paragraph-properties fo:margin-top="0in" fo:margin-bottom="0.1965in" style:contextual-spacing="false" fo:text-align="start" style:justify-single-word="false" style:writing-mode="lr-tb"/>
      <style:text-properties loext:padding="0in" loext:border="none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đẩy source lên HDFS:</text:p>
      <text:p text:style-name="P2">Vào thư mục data:</text:p>
      <text:p text:style-name="P2">./data_setup.sh</text:p>
      <text:p text:style-name="P3"/>
      <text:p text:style-name="P2">run các daemons dagster nếu demaon chưa running:</text:p>
      <text:p text:style-name="P2"># <text:span text:style-name="T1">1. Stop và remove các container cũ</text:span></text:p>
      <text:p text:style-name="P2">docker stop dagster_code_server dagster_webserver dagster_daemon</text:p>
      <text:p text:style-name="P2">docker rm dagster_code_server dagster_webserver dagster_daemon</text:p>
      <text:p text:style-name="P3"/>
      <text:p text:style-name="P2"># <text:span text:style-name="T1">2. Chạy code server trước</text:span></text:p>
      <text:p text:style-name="P2">docker run -d --name dagster_code_server --network config-hadoop_lakehouse-net `</text:p>
      <text:p text:style-name="P2"><text:s text:c="4"/>-v D:/Source/PTBigData/CK/hadoop/hadoop/hadoopcluster/config-hadoop/spark_scripts:/app/spark_scripts `</text:p>
      <text:p text:style-name="P2"><text:s text:c="4"/>-v D:/Source/PTBigData/CK/hadoop/hadoop/hadoopcluster/config-hadoop/dagster/repo.py:/app/repo.py `</text:p>
      <text:p text:style-name="P2"><text:s text:c="4"/>-v dagster_data:/opt/dagster/dagster_home `</text:p>
      <text:p text:style-name="P2"><text:s text:c="4"/>config-hadoop-dagster-code-server `</text:p>
      <text:p text:style-name="P2"><text:s text:c="4"/>dagster code-server start -f /app/repo.py -h 0.0.0.0 -p 4000</text:p>
      <text:p text:style-name="P3"/>
      <text:p text:style-name="P4"><text:span text:style-name="T1">Linux:</text:span><text:line-break/>docker run -d --name dagster_code_server \</text:p>
      <text:p text:style-name="P4"><text:s text:c="4"/>--network config-hadoop_lakehouse-net \</text:p>
      <text:p text:style-name="P4"><text:s text:c="4"/>-v /home/jucky/Projects/PhanTichDuLieuLon/hadoop/hadoopcluster/config-hadoop/spark_scripts:/app/spark_scripts \</text:p>
      <text:p text:style-name="P4"><text:s text:c="4"/>-v /home/jucky/Projects/PhanTichDuLieuLon/hadoop/hadoopcluster/config-hadoop/dagster/repo.py:/app/repo.py \</text:p>
      <text:p text:style-name="P4"><text:s text:c="4"/>-v dagster_data:/opt/dagster/dagster_home \</text:p>
      <text:p text:style-name="P4"><text:s text:c="4"/>config-hadoop-dagster-code-server \</text:p>
      <text:p text:style-name="P4"><text:s text:c="4"/>dagster code-server start -f /app/repo.py -h 0.0.0.0 -p 4000</text:p>
      <text:p text:style-name="P3"/>
      <text:p text:style-name="P3"/>
      <text:p text:style-name="P2"># 3. Chạy daemon</text:p>
      <text:p text:style-name="P2">docker run -d --name dagster_daemon --network config-hadoop_lakehouse-net `</text:p>
      <text:p text:style-name="P2"><text:s text:c="4"/>-v D:/Source/PTBigData/CK/hadoop/hadoop/hadoopcluster/config-hadoop/dagster/repo.py:/app/repo.py `</text:p>
      <text:p text:style-name="P2"><text:s text:c="4"/>-v dagster_data:/opt/dagster/dagster_home `</text:p>
      <text:p text:style-name="P2"><text:s text:c="4"/>-e DAGSTER_GRPC_SERVER_HOST=dagster_code_server `</text:p>
      <text:p text:style-name="P2"><text:s text:c="4"/>-e DAGSTER_GRPC_SERVER_PORT=4000 `</text:p>
      <text:p text:style-name="P2"><text:s text:c="4"/>config-hadoop-dagster-daemon `</text:p>
      <text:p text:style-name="P2"><text:s text:c="4"/>dagster-daemon run -f /app/repo.py</text:p>
      <text:p text:style-name="P3"/>
      <text:p text:style-name="P3"/>
      <text:p text:style-name="P4"><text:span text:style-name="T1">Linux</text:span><text:line-break/>docker run -d --name dagster_daemon \</text:p>
      <text:p text:style-name="P4"><text:s text:c="4"/>--network config-hadoop_lakehouse-net \</text:p>
      <text:p text:style-name="P4"><text:s text:c="4"/>-v /home/jucky/Projects/PhanTichDuLieuLon/hadoop/hadoopcluster/config-hadoop/dagster/repo.py:/app/repo.py \</text:p>
      <text:p text:style-name="P4"><text:s text:c="4"/>-v dagster_data:/opt/dagster/dagster_home \</text:p>
      <text:p text:style-name="P4"><text:s text:c="4"/>-e DAGSTER_GRPC_SERVER_HOST=dagster_code_server \</text:p>
      <text:p text:style-name="P4"><text:s text:c="4"/>-e DAGSTER_GRPC_SERVER_PORT=4000 \</text:p>
      <text:p text:style-name="P4"><text:s text:c="4"/>config-hadoop-dagster-daemon \</text:p>
      <text:p text:style-name="P4"><text:s text:c="4"/>dagster-daemon run -f /app/repo.py</text:p>
      <text:p text:style-name="P5"/>
      <text:p text:style-name="P3"/>
      <text:p text:style-name="P2"># 4. Chạy webserver</text:p>
      <text:p text:style-name="P2">docker run -d --name dagster_webserver --network config-hadoop_lakehouse-net -p 3000:3000 `</text:p>
      <text:p text:style-name="P2"><text:s text:c="4"/>-v dagster_data:/opt/dagster/dagster_home `</text:p>
      <text:p text:style-name="P2"><text:soft-page-break/><text:s text:c="4"/>-e DAGSTER_GRPC_SERVER_HOST=dagster_code_server `</text:p>
      <text:p text:style-name="P2"><text:s text:c="4"/>-e DAGSTER_GRPC_SERVER_PORT=4000 `</text:p>
      <text:p text:style-name="P2"><text:s text:c="4"/>config-hadoop-dagster-webserver `</text:p>
      <text:p text:style-name="P2"><text:s text:c="4"/>dagster-webserver -h 0.0.0.0 -p 3000 --grpc-host dagster_code_server --grpc-port 4000</text:p>
      <text:p text:style-name="P3"/>
      <text:p text:style-name="P6"><text:span text:style-name="T1">Linux:</text:span><text:line-break/>docker run -d --name dagster_webserver \</text:p>
      <text:p text:style-name="P6"><text:s text:c="4"/>--network config-hadoop_lakehouse-net \</text:p>
      <text:p text:style-name="P6"><text:s text:c="4"/>-p 3000:3000 \</text:p>
      <text:p text:style-name="P6"><text:s text:c="4"/>-v dagster_data:/opt/dagster/dagster_home \</text:p>
      <text:p text:style-name="P6"><text:s text:c="4"/>-e DAGSTER_GRPC_SERVER_HOST=dagster_code_server \</text:p>
      <text:p text:style-name="P6"><text:s text:c="4"/>-e DAGSTER_GRPC_SERVER_PORT=4000 \</text:p>
      <text:p text:style-name="P6"><text:s text:c="4"/>config-hadoop-dagster-webserver \</text:p>
      <text:p text:style-name="P6"><text:s text:c="4"/>dagster-webserver -h 0.0.0.0 -p 3000 --grpc-host dagster_code_server --grpc-port 4000</text:p>
      <text:p text:style-name="P3"/>
      <text:p text:style-name="P3"/>
      <text:p text:style-name="P2">tạo thư mục các layer trên HDFS:</text:p>
      <text:p text:style-name="P2">Bronze:</text:p>
      <text:p text:style-name="P2"><text:s/>hdfs dfs -mkdir -p /lakehouse/bronze/stores</text:p>
      <text:p text:style-name="P2"><text:s/>hdfs dfs -chmod -R 777 /lakehouse/bronze/stores</text:p>
      <text:p text:style-name="P2"><text:s/>hdfs dfs -chown -R root:supergroup /lakehouse/bronze/stores</text:p>
      <text:p text:style-name="P2"><text:s/>hdfs dfs -mkdir -p /lakehouse/bronze/store_info</text:p>
      <text:p text:style-name="P2"><text:s/>hdfs dfs -chmod -R 777 /lakehouse/bronze/store_info</text:p>
      <text:p text:style-name="P2"><text:s/>hdfs dfs -chown -R root:supergroup /lakehouse/bronze/store_info</text:p>
      <text:p text:style-name="P2"><text:s/>hdfs dfs -mkdir -p /lakehouse/bronze/products</text:p>
      <text:p text:style-name="P2"><text:s/>hdfs dfs -chmod -R 777 /lakehouse/bronze/products</text:p>
      <text:p text:style-name="P2"><text:s/>hdfs dfs -chown -R root:supergroup /lakehouse/bronze/products</text:p>
      <text:p text:style-name="P2"><text:s/>hdfs dfs -mkdir -p /lakehouse/bronze/reviews</text:p>
      <text:p text:style-name="P2"><text:s/>hdfs dfs -chmod -R 777 /lakehouse/bronze/reviews</text:p>
      <text:p text:style-name="P2"><text:s/>hdfs dfs -chown -R root:supergroup /lakehouse/bronze/reviews</text:p>
      <text:p text:style-name="P3"/>
      <text:p text:style-name="P2">Silve:</text:p>
      <text:p text:style-name="P2"><text:s/>hdfs dfs -mkdir -p /lakehouse/silver/dim_store</text:p>
      <text:p text:style-name="P2"><text:s/>hdfs dfs -chmod -R 777 /lakehouse/silver/dim_store</text:p>
      <text:p text:style-name="P2"><text:s/>hdfs dfs -chown -R root:supergroup /lakehouse/silver/dim_store</text:p>
      <text:p text:style-name="P2"><text:s/>hdfs dfs -mkdir -p /lakehouse/silver/dim_product</text:p>
      <text:p text:style-name="P2"><text:s/>hdfs dfs -chmod -R 777 /lakehouse/silver/dim_product</text:p>
      <text:p text:style-name="P2"><text:s/>hdfs dfs -chown -R root:supergroup /lakehouse/silver/dim_product</text:p>
      <text:p text:style-name="P2"><text:s/>hdfs dfs -mkdir -p /lakehouse/silver/fact_review</text:p>
      <text:p text:style-name="P2"><text:s/>hdfs dfs -chmod -R 777 /lakehouse/silver/fact_review</text:p>
      <text:p text:style-name="P2"><text:s/>hdfs dfs -chown -R root:supergroup /lakehouse/silver/fact_review</text:p>
      <text:p text:style-name="P3"/>
      <text:p text:style-name="P2">Gold:</text:p>
      <text:p text:style-name="P2">hdfs dfs -mkdir -p /lakehouse/gold</text:p>
      <text:p text:style-name="P2">hdfs dfs -chown root:root /lakehouse/gold</text:p>
      <text:p text:style-name="P2">hdfs dfs -chmod 777 /lakehouse/gold</text:p>
      <text:p text:style-name="P3"/>
      <text:p text:style-name="P3"/>
      <text:p text:style-name="P2">Vào dasgter UI localhost:3000</text:p>
      <text:p text:style-name="P7">Vào asset run</text:p>
      <text:section text:style-name="Sect1" text:name="goog-lr-12">
        <text:p text:style-name="P8">Đang hiển thị 3023065844259491412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20:34:38.559589441</meta:creation-date>
    <dc:date>2025-10-10T17:33:34.493524516</dc:date>
    <meta:editing-duration>PT2H35M28S</meta:editing-duration>
    <meta:editing-cycles>3</meta:editing-cycles>
    <meta:generator>LibreOffice/25.8.1.1$Linux_X86_64 LibreOffice_project/580$Build-1</meta:generator>
    <meta:document-statistic meta:table-count="0" meta:image-count="0" meta:object-count="0" meta:page-count="2" meta:paragraph-count="83" meta:word-count="395" meta:character-count="4111" meta:non-whitespace-character-count="3650"/>
  </office:meta>
</office:document-meta>
</file>